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bab" officeooo:paragraph-rsid="00169bab"/>
    </style:style>
    <style:style style:name="P2" style:family="paragraph" style:parent-style-name="Standard">
      <style:text-properties officeooo:rsid="00179365" officeooo:paragraph-rsid="00179365"/>
    </style:style>
    <style:style style:name="P3" style:family="paragraph" style:parent-style-name="Standard">
      <style:text-properties officeooo:rsid="00190ee1" officeooo:paragraph-rsid="00179365"/>
    </style:style>
    <style:style style:name="P4" style:family="paragraph" style:parent-style-name="Standard" style:list-style-name="L1">
      <style:text-properties officeooo:rsid="00190ee1" officeooo:paragraph-rsid="00179365"/>
    </style:style>
    <style:style style:name="P5" style:family="paragraph" style:parent-style-name="Standard">
      <style:text-properties officeooo:paragraph-rsid="00190ee1"/>
    </style:style>
    <style:style style:name="P6" style:family="paragraph" style:parent-style-name="Standard">
      <style:text-properties officeooo:paragraph-rsid="001b539e"/>
    </style:style>
    <style:style style:name="P7" style:family="paragraph" style:parent-style-name="Standard">
      <style:text-properties officeooo:rsid="001bc4a3" officeooo:paragraph-rsid="001bc4a3"/>
    </style:style>
    <style:style style:name="P8" style:family="paragraph" style:parent-style-name="Standard">
      <style:text-properties style:text-underline-style="solid" style:text-underline-width="auto" style:text-underline-color="font-color" officeooo:rsid="002191f7" officeooo:paragraph-rsid="002191f7"/>
    </style:style>
    <style:style style:name="P9" style:family="paragraph" style:parent-style-name="Standard">
      <style:text-properties style:text-underline-style="none" officeooo:rsid="001bc4a3" officeooo:paragraph-rsid="001bc4a3"/>
    </style:style>
    <style:style style:name="P10" style:family="paragraph" style:parent-style-name="Standard">
      <style:text-properties style:text-underline-style="none" officeooo:rsid="001c07ca" officeooo:paragraph-rsid="001d8475"/>
    </style:style>
    <style:style style:name="P11" style:family="paragraph" style:parent-style-name="Standard">
      <style:text-properties style:text-underline-style="none" officeooo:rsid="001d8475" officeooo:paragraph-rsid="001d8475"/>
    </style:style>
    <style:style style:name="P12" style:family="paragraph" style:parent-style-name="Standard">
      <style:text-properties style:text-underline-style="none" officeooo:rsid="001e1577" officeooo:paragraph-rsid="001e1577"/>
    </style:style>
    <style:style style:name="P13" style:family="paragraph" style:parent-style-name="Standard">
      <style:text-properties style:text-underline-style="none" fo:font-weight="bold" officeooo:rsid="001e1577" officeooo:paragraph-rsid="001e1577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ff4f0" officeooo:paragraph-rsid="001ff4f0" style:font-weight-asian="bold" style:font-weight-complex="bold"/>
    </style:style>
    <style:style style:name="P15" style:family="paragraph" style:parent-style-name="Standard">
      <style:text-properties style:text-underline-style="none" officeooo:rsid="002191f7" officeooo:paragraph-rsid="002191f7"/>
    </style:style>
    <style:style style:name="P16" style:family="paragraph" style:parent-style-name="Standard">
      <style:text-properties style:text-underline-style="none" officeooo:rsid="00221155" officeooo:paragraph-rsid="00221155"/>
    </style:style>
    <style:style style:name="P17" style:family="paragraph" style:parent-style-name="Standard">
      <style:text-properties officeooo:rsid="001c07ca" officeooo:paragraph-rsid="001c07ca"/>
    </style:style>
    <style:style style:name="P18" style:family="paragraph" style:parent-style-name="Standard" style:list-style-name="L2">
      <style:text-properties officeooo:paragraph-rsid="001d8475"/>
    </style:style>
    <style:style style:name="P19" style:family="paragraph" style:parent-style-name="Standard" style:list-style-name="L1">
      <style:text-properties officeooo:paragraph-rsid="001bc4a3"/>
    </style:style>
    <style:style style:name="P20" style:family="paragraph" style:parent-style-name="Standard">
      <style:text-properties officeooo:paragraph-rsid="001d8475"/>
    </style:style>
    <style:style style:name="P21" style:family="paragraph" style:parent-style-name="Standard">
      <style:text-properties officeooo:paragraph-rsid="002191f7"/>
    </style:style>
    <style:style style:name="T1" style:family="text">
      <style:text-properties officeooo:rsid="00190ee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0ee1"/>
    </style:style>
    <style:style style:name="T4" style:family="text">
      <style:text-properties style:text-underline-style="solid" style:text-underline-width="auto" style:text-underline-color="font-color" officeooo:rsid="001d8475"/>
    </style:style>
    <style:style style:name="T5" style:family="text">
      <style:text-properties officeooo:rsid="001ad535"/>
    </style:style>
    <style:style style:name="T6" style:family="text">
      <style:text-properties officeooo:rsid="001b539e"/>
    </style:style>
    <style:style style:name="T7" style:family="text">
      <style:text-properties officeooo:rsid="001d8475"/>
    </style:style>
    <style:style style:name="T8" style:family="text">
      <style:text-properties style:text-underline-style="none" officeooo:rsid="001d8475"/>
    </style:style>
    <style:style style:name="T9" style:family="text">
      <style:text-properties style:text-underline-style="none" officeooo:rsid="001c07ca"/>
    </style:style>
    <style:style style:name="T10" style:family="text">
      <style:text-properties style:text-underline-style="none" officeooo:rsid="002191f7"/>
    </style:style>
    <style:style style:name="T11" style:family="text">
      <style:text-properties officeooo:rsid="002191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6"><text:tab/><text:tab/><text:tab/><text:tab/><text:tab/><text:tab/><text:tab/><text:tab/><text:tab/><text:tab/>08. Dezember 2021</text:span></text:p>
      <text:p text:style-name="P1"/>
      <text:p text:style-name="P1">Liebe Mitschwestern, </text:p>
      <text:p text:style-name="P1"/>
      <text:p text:style-name="P2">die Phase der Spezifikation unseres Programms hat begonnen. Den Schwung vom vergangen Sonntag sollten wir alle mitnehmen und in die Test- Cases rein stecken.</text:p>
      <text:p text:style-name="P2"/>
      <text:p text:style-name="P8"><text:span text:style-name="T1">M</text:span>atchplan:</text:p>
      <text:p text:style-name="P5"><text:span text:style-name="T3"/></text:p>
      <text:p text:style-name="P3">Schaut euch bitte die Vorles<text:span text:style-name="T5">ungsunterlagen </text:span><text:span text:style-name="T6">an</text:span><text:span text:style-name="T5">:</text:span></text:p>
      <text:p text:style-name="P3"/>
      <text:list xml:id="list2032419713" text:style-name="L1">
        <text:list-item>
          <text:p text:style-name="P4"><text:span text:style-name="T5">Herrn </text:span><text:span text:style-name="T6">Düntgen : <text:tab/><text:tab/><text:tab/>Praktikum Vortrag „Spezifikationsphase“ (Seiten 67)</text:span></text:p>
        </text:list-item>
        <text:list-item>
          <text:p text:style-name="P19"><text:span text:style-name="T5">Herrn Schneiders- Müllers: <text:tab/><text:tab/>Übung Junit v02.pdf (S</text:span><text:span text:style-name="T6">eiten</text:span><text:span text:style-name="T5"> 21)</text:span></text:p>
        </text:list-item>
      </text:list>
      <text:p text:style-name="P6"/>
      <text:p text:style-name="P17"><text:span text:style-name="T4">Unser </text:span><text:span text:style-name="T2">Werkzeug</text:span></text:p>
      <text:p text:style-name="P17"><text:span text:style-name="T2"/></text:p>
      <text:list xml:id="list4209320532" text:style-name="L2">
        <text:list-item>
          <text:p text:style-name="P18"><text:span text:style-name="T9">E</text:span><text:span text:style-name="T8">clipse</text:span></text:p>
        </text:list-item>
        <text:list-item>
          <text:p text:style-name="P18"><text:span text:style-name="T9">das Programm Game of Life </text:span></text:p>
        </text:list-item>
        <text:list-item>
          <text:p text:style-name="P18"><text:span text:style-name="T8">dies in Eclipse </text:span><text:span text:style-name="T9">als Workspace festlegen</text:span></text:p>
        </text:list-item>
      </text:list>
      <text:p text:style-name="P10"><text:tab/><text:span text:style-name="T7">Wie? </text:span>Eclipse öffnen → File → switch Workspace</text:p>
      <text:p text:style-name="P10"><text:tab/> → Pfad der Datei [krankeschwestern-softwEng/ebvSchwestern] <text:span text:style-name="T7">angeben</text:span></text:p>
      <text:p text:style-name="P10"/>
      <text:p text:style-name="P20"><text:span text:style-name="T8">verschafft euch ein Überblick von Nicos Programm und vergleicht dies mit den oben angegeben Unterlagen, denn das Programm wird unsere foundation sein. </text:span><text:span text:style-name="T10">Probiert auch gerne Test- Cases aus damit wir soviel Input am Freitag rein bringen können wie möglich, so dass wir uns gegenseitig ergänzen. </text:span></text:p>
      <text:p text:style-name="P11"/>
      <text:p text:style-name="P15">Jörg: du und ich werden extra Stunden schieben müssen und extra Aufgaben vom Nico bearbeiten.</text:p>
      <text:p text:style-name="P15">Nico: du hast Ahnung</text:p>
      <text:p text:style-name="P21"><text:span text:style-name="T10">Felix: gib uns bitte begleitend Updates über die Phase 2</text:span></text:p>
      <text:p text:style-name="P21"><text:span text:style-name="T10">Diaa: melde dich bei Felix! </text:span></text:p>
      <text:p text:style-name="P11"/>
      <text:p text:style-name="P13">! Am Freitag 10.12.21 ab 13 Uhr würde ich gerne das weitere Vorgehen in der Uni besprechen.</text:p>
      <text:p text:style-name="P12"/>
      <text:p text:style-name="P14">! Abgabe der Spezifikation ist der Sonntag 19.12.21 um 23:59 → in 11 Tagen</text:p>
      <text:p text:style-name="P12"/>
      <text:p text:style-name="P12">Weitere Informationen folgen am Sonntag 12.12.21</text:p>
      <text:p text:style-name="P12"/>
      <text:p text:style-name="P16"/>
      <text:p text:style-name="P11"/>
      <text:p text:style-name="P7"><text:span text:style-name="T2"/></text:p>
      <text:p text:style-name="P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0:42:53.416026025</meta:creation-date>
    <dc:date>2021-12-08T12:42:08.665059003</dc:date>
    <meta:editing-duration>PT25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01" meta:character-count="1298" meta:non-whitespace-character-count="1101"/>
  </office:meta>
</office:document-meta>
</file>